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/>
    </style:style>
    <style:style style:name="P2" style:parent-style-name="Normal" style:family="paragraph">
      <style:paragraph-properties fo:text-align="center"/>
    </style:style>
    <style:style style:name="T3" style:parent-style-name="Hyperlink" style:family="text">
      <style:text-properties fo:font-size="12pt" style:font-size-asian="12pt" style:font-size-complex="12pt" style:text-underline-type="none"/>
    </style:style>
    <style:style style:name="T4" style:parent-style-name="Hyperlink" style:family="text">
      <style:text-properties style:text-underline-type="none"/>
    </style:style>
    <style:style style:name="T5" style:parent-style-name="Hyperlink" style:family="text">
      <style:text-properties style:text-underline-type="none"/>
    </style:style>
    <style:style style:name="T6" style:parent-style-name="Hyperlink" style:family="text">
      <style:text-properties style:text-underline-type="none"/>
    </style:style>
    <style:style style:name="P7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8" style:parent-style-name="Normal" style:family="paragraph">
      <style:paragraph-properties fo:margin-bottom="0in"/>
    </style:style>
    <style:style style:name="P9" style:parent-style-name="Normal" style:family="paragraph">
      <style:paragraph-properties fo:margin-bottom="0in"/>
    </style:style>
    <style:style style:name="T1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2" style:parent-style-name="Normal" style:family="paragraph">
      <style:paragraph-properties fo:margin-bottom="0in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size="12pt" style:font-size-asian="12pt" style:font-size-complex="12pt"/>
    </style:style>
    <style:style style:name="P20" style:parent-style-name="Normal" style:family="paragraph">
      <style:paragraph-properties fo:margin-bottom="0in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style:font-name="Georgia" style:font-name-asian="Georgia" style:font-name-complex="Georgia" fo:color="#0C0D0E"/>
    </style:style>
    <style:style style:name="T25" style:parent-style-name="DefaultParagraphFont" style:family="text">
      <style:text-properties style:font-name="Georgia" style:font-name-asian="Georgia" style:font-name-complex="Georgia" fo:color="#0C0D0E" style:text-position="super 66.6%" fo:font-size="9pt" style:font-size-asian="9pt" style:font-size-complex="9pt"/>
    </style:style>
    <style:style style:name="P26" style:parent-style-name="Normal" style:family="paragraph">
      <style:paragraph-properties fo:margin-bottom="0in"/>
    </style:style>
    <style:style style:name="P27" style:parent-style-name="Normal" style:family="paragraph">
      <style:paragraph-properties fo:margin-bottom="0in"/>
    </style:style>
    <style:style style:name="T2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1" style:parent-style-name="Normal" style:family="paragraph">
      <style:paragraph-properties fo:margin-bottom="0in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fo:font-size="12pt" style:font-size-asian="12pt" style:font-size-complex="12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P35" style:parent-style-name="Normal" style:family="paragraph">
      <style:paragraph-properties fo:margin-bottom="0in"/>
    </style:style>
    <style:style style:name="P36" style:parent-style-name="Normal" style:family="paragraph">
      <style:paragraph-properties fo:margin-bottom="0in"/>
    </style:style>
    <style:style style:name="T3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3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42" style:parent-style-name="Normal" style:family="paragraph">
      <style:paragraph-properties fo:margin-bottom="0in"/>
    </style:style>
    <style:style style:name="P4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44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45" style:parent-style-name="Normal" style:family="paragraph">
      <style:paragraph-properties fo:margin-bottom="0in"/>
    </style:style>
    <style:style style:name="T4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0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T51" style:parent-style-name="DefaultParagraphFont" style:family="text">
      <style:text-properties style:font-name="Times New Roman" style:font-name-asian="Times New Roman" style:font-name-complex="Times New Roman" fo:color="#000000"/>
    </style:style>
    <style:style style:name="P52" style:parent-style-name="Normal" style:family="paragraph">
      <style:paragraph-properties fo:margin-bottom="0in"/>
      <style:text-properties style:font-name="Times New Roman" style:font-name-asian="Times New Roman" style:font-name-complex="Times New Roman" fo:color="#000000"/>
    </style:style>
    <style:style style:name="P53" style:parent-style-name="Normal" style:family="paragraph">
      <style:paragraph-properties fo:margin-bottom="0in"/>
    </style:style>
    <style:style style:name="P54" style:parent-style-name="Normal" style:family="paragraph">
      <style:paragraph-properties fo:margin-bottom="0in"/>
    </style:style>
    <style:style style:name="T5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8" style:parent-style-name="Normal" style:family="paragraph">
      <style:paragraph-properties fo:margin-bottom="0in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P62" style:parent-style-name="Normal" style:family="paragraph">
      <style:paragraph-properties fo:margin-bottom="0in"/>
    </style:style>
    <style:style style:name="T6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8" style:parent-style-name="Hyperlink" style:family="text">
      <style:text-properties fo:font-size="12pt" style:font-size-asian="12pt" style:font-size-complex="12pt"/>
    </style:style>
    <style:style style:name="T6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P72" style:parent-style-name="ListParagraph" style:family="paragraph">
      <style:paragraph-properties fo:margin-bottom="0in"/>
    </style:style>
    <style:style style:name="P73" style:parent-style-name="ListParagraph" style:family="paragraph">
      <style:paragraph-properties fo:margin-bottom="0in"/>
    </style:style>
    <style:style style:name="P74" style:parent-style-name="Normal" style:family="paragraph">
      <style:paragraph-properties fo:margin-bottom="0in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T8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Hyperlink" style:family="text">
      <style:text-properties fo:font-size="12pt" style:font-size-asian="12pt" style:font-size-complex="12pt"/>
    </style:style>
    <style:style style:name="T8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87" style:parent-style-name="ListParagraph" style:family="paragraph">
      <style:paragraph-properties fo:margin-bottom="0in"/>
    </style:style>
    <style:style style:name="P88" style:parent-style-name="ListParagraph" style:family="paragraph">
      <style:paragraph-properties fo:margin-bottom="0in"/>
    </style:style>
    <style:style style:name="P89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90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91" style:parent-style-name="Normal" style:family="paragraph">
      <style:paragraph-properties fo:margin-bottom="0in"/>
    </style:style>
    <style:style style:name="T92" style:parent-style-name="DefaultParagraphFont" style:family="text">
      <style:text-properties fo:font-weight="bold" style:font-weight-asian="bold" style:font-weight-complex="bold"/>
    </style:style>
    <style:style style:name="T93" style:parent-style-name="DefaultParagraphFont" style:family="text">
      <style:text-properties fo:font-weight="bold" style:font-weight-asian="bold" style:font-weight-complex="bold" style:text-position="super 63.6%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T95" style:parent-style-name="DefaultParagraphFont" style:family="text">
      <style:text-properties fo:font-size="12pt" style:font-size-asian="12pt" style:font-size-complex="12pt"/>
    </style:style>
    <style:style style:name="T96" style:parent-style-name="DefaultParagraphFont" style:family="text">
      <style:text-properties fo:font-size="12pt" style:font-size-asian="12pt" style:font-size-complex="12pt"/>
    </style:style>
    <style:style style:name="T97" style:parent-style-name="DefaultParagraphFont" style:family="text">
      <style:text-properties fo:font-weight="bold" style:font-weight-asian="bold" style:font-weight-complex="bold"/>
    </style:style>
    <style:style style:name="P9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99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0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01" style:parent-style-name="Normal" style:family="paragraph">
      <style:paragraph-properties fo:margin-bottom="0in"/>
    </style:style>
    <style:style style:name="T102" style:parent-style-name="Hyperlink" style:family="text">
      <style:text-properties style:text-underline-type="none"/>
    </style:style>
    <style:style style:name="T103" style:parent-style-name="Hyperlink" style:family="text">
      <style:text-properties style:text-underline-type="none"/>
    </style:style>
    <style:style style:name="T104" style:parent-style-name="Hyperlink" style:family="text">
      <style:text-properties style:text-underline-type="none"/>
    </style:style>
    <style:style style:name="P105" style:parent-style-name="ListParagraph" style:family="paragraph">
      <style:paragraph-properties fo:margin-bottom="0in"/>
    </style:style>
    <style:style style:name="P106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107" style:parent-style-name="Normal" style:family="paragraph">
      <style:paragraph-properties fo:margin-bottom="0in"/>
      <style:text-properties fo:font-size="12pt" style:font-size-asian="12pt" style:font-size-complex="12pt"/>
    </style:style>
    <style:style style:name="P108" style:parent-style-name="Normal" style:family="paragraph">
      <style:paragraph-properties fo:margin-bottom="0in"/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T110" style:parent-style-name="DefaultParagraphFont" style:family="text">
      <style:text-properties fo:font-weight="bold" style:font-weight-asian="bold" style:font-weight-complex="bold"/>
    </style:style>
    <style:style style:name="P111" style:parent-style-name="Normal" style:family="paragraph">
      <style:paragraph-properties fo:margin-bottom="0in"/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paragraph-properties fo:margin-bottom="0in"/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bottom="0in"/>
      <style:text-properties fo:font-weight="bold" style:font-weight-asian="bold" style:font-weight-complex="bold" fo:font-size="12pt" style:font-size-asian="12pt" style:font-size-complex="12pt"/>
    </style:style>
    <style:style style:name="P116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17" style:parent-style-name="Normal" style:family="paragraph">
      <style:paragraph-properties fo:margin-bottom="0in"/>
    </style:style>
    <style:style style:name="T11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  <style:text-properties fo:font-size="12pt" style:font-size-asian="12pt" style:font-size-complex="12pt"/>
    </style:style>
  </office:automatic-styles>
  <office:body>
    <office:text text:use-soft-page-breaks="true">
      <text:p text:style-name="P1">MD. KHAYRUL ISLAM SAJIB</text:p>
      <text:p text:style-name="P2">Dhaka, Bangladesh | +8801521703128<text:s/>|<text:s/><text:a xlink:href="mailto:bsse1552@iit.du.ac.bd" office:target-frame-name="_top" xlink:show="replace"><text:span text:style-name="T3">Email</text:span></text:a><text:s/>|<text:s/><text:a xlink:href="https://github.com/sajib91" office:target-frame-name="_top" xlink:show="replace"><text:span text:style-name="T4">GitHub</text:span></text:a><text:s/>|<text:s/><text:a xlink:href="https://www.linkedin.com/in/md-khayrul-islam-sajib-35883a2a7/" office:target-frame-name="_top" xlink:show="replace"><text:span text:style-name="T5">Link</text:span><text:span text:style-name="T6">edIn</text:span></text:a></text:p>
      <text:p text:style-name="P7">EDUCATION</text:p>
      <text:p text:style-name="P8"/>
      <text:p text:style-name="P9"><text:span text:style-name="T10">Bachelor of Science in Software Engineering (BSSE)</text:span><text:tab/><text:tab/><text:tab/><text:tab/><text:tab/><text:s text:c="13"/><text:s/>Expected Graduation<text:s/>-<text:s/>2027</text:p>
      <text:p text:style-name="P11">Institute of Information Technology (IIT)<text:s/></text:p>
      <text:p text:style-name="P12"><text:span text:style-name="T13">University of Dhaka <text:s text:c="27"/></text:span><text:tab/><text:tab/><text:tab/><text:tab/><text:span text:style-name="T14"><text:s/></text:span><text:span text:style-name="T15"><text:s/></text:span><text:span text:style-name="T16"><text:s/></text:span><text:span text:style-name="T17"><text:s text:c="22"/></text:span><text:span text:style-name="T18"><text:s/></text:span><text:span text:style-name="T19"><text:s text:c="24"/></text:span><text:s/></text:p>
      <text:p text:style-name="P20">CGPA<text:s/>:<text:s/><text:span text:style-name="T21">3.2</text:span><text:span text:style-name="T22">2</text:span><text:span text:style-name="T23">/4.00</text:span><text:s/>(up to<text:s/><text:span text:style-name="T24">3</text:span><text:span text:style-name="T25">rd</text:span><text:s/>semester)</text:p>
      <text:p text:style-name="P26"/>
      <text:p text:style-name="P27"><text:span text:style-name="T28">Higher Secondary Certificate (HSC)</text:span><text:span text:style-name="T29"><text:s text:c="3"/></text:span><text:span text:style-name="T30"><text:s text:c="25"/></text:span><text:tab/><text:tab/><text:tab/><text:tab/><text:tab/><text:tab/><text:tab/><text:s text:c="5"/><text:s/><text:s/><text:s/><text:s/><text:s text:c="5"/><text:s/><text:s/>2021</text:p>
      <text:p text:style-name="P31">Rangpur Govt. City College, Rangpur<text:tab/><text:tab/><text:tab/><text:tab/><text:tab/><text:tab/><text:tab/><text:tab/><text:tab/><text:span text:style-name="T32"><text:s text:c="4"/></text:span><text:span text:style-name="T33"><text:s text:c="7"/></text:span><text:span text:style-name="T34"><text:s/></text:span>GPA: 5.00/5.00</text:p>
      <text:p text:style-name="P35"/>
      <text:p text:style-name="P36"><text:span text:style-name="T37">Secondary School Certificate (SSC)</text:span><text:tab/><text:tab/><text:tab/><text:tab/><text:tab/><text:tab/><text:tab/><text:span text:style-name="T38"><text:s text:c="12"/></text:span><text:tab/><text:tab/><text:tab/><text:span text:style-name="T39"><text:s text:c="8"/></text:span><text:span text:style-name="T40"><text:s text:c="6"/></text:span><text:span text:style-name="T41"><text:s/></text:span>2019</text:p>
      <text:p text:style-name="P42">Al-Falah Institute, Rangpur<text:tab/><text:tab/><text:tab/><text:tab/><text:tab/><text:tab/><text:tab/><text:tab/><text:tab/><text:tab/><text:s text:c="13"/>GPA: 5.00/5.00</text:p>
      <text:p text:style-name="P43">PROJECTS</text:p>
      <text:p text:style-name="P44"/>
      <text:p text:style-name="P45"><text:span text:style-name="T46">SPL2-<text:s/></text:span><text:span text:style-name="T47">BACHELOR HOUSE RENT SYSTEM |<text:s/></text:span><text:span text:style-name="T48">HTML, CSS, JS, PHP, Python, SQL <text:s text:c="26"/></text:span><text:span text:style-name="T49"><text:s text:c="6"/></text:span><text:span text:style-name="T50"><text:s/></text:span><text:span text:style-name="T51">(Ongoing)</text:span></text:p>
      <text:p text:style-name="P52">The "Bachelor House Rent System" is a dedicated web application designed to connect landlords who are willing to rent to bachelors with prospective bachelor tenants.</text:p>
      <text:p text:style-name="P53">Feature: User management, Searching Filter, Property details, Communication, Map view, Roommates finder, AI Chatbot, Social media integration etc.</text:p>
      <text:p text:style-name="P54"><text:span text:style-name="T55">POINT of SALE | DESIGN PATTERN</text:span><text:span text:style-name="T56"><text:s/>| JAVA, JAVAFX</text:span><text:tab/><text:tab/><text:tab/><text:tab/><text:tab/><text:span text:style-name="T57"><text:s text:c="48"/></text:span>Sep 2025</text:p>
      <text:p text:style-name="P58">Developed a desktop App for<text:s/>super shop<text:s/>management which allows managing products, orders, view stock, and handle <text:s text:c="21"/><text:s text:c="17"/><text:s text:c="4"/>data applying design patterns such as<text:s/><text:span text:style-name="T59">Memento, Singleton,<text:s/></text:span><text:span text:style-name="T60">Observer, Command</text:span><text:span text:style-name="T61">, Bridge, and Strategy.</text:span></text:p>
      <text:p text:style-name="P62"><text:span text:style-name="T63">DHAKA CITY<text:s/></text:span><text:span text:style-name="T64">MAP</text:span><text:span text:style-name="T65"><text:s/>|<text:s/></text:span><text:span text:style-name="T66">C++</text:span><text:span text:style-name="T67"><text:s/>(</text:span><text:a xlink:href="https://github.com/sajib91/Dhaka-City-Map" office:target-frame-name="_top" xlink:show="replace"><text:span text:style-name="T68">github</text:span></text:a><text:span text:style-name="T69">)</text:span><text:tab/><text:tab/><text:tab/><text:tab/><text:tab/><text:tab/><text:tab/><text:tab/><text:tab/><text:span text:style-name="T70"><text:s text:c="15"/></text:span><text:span text:style-name="T71"><text:s text:c="9"/></text:span>Feb 2025</text:p>
      <text:list text:style-name="LFO2" text:continue-numbering="true">
        <text:list-item>
          <text:p text:style-name="P72">The project<text:s/>is a C++ program design to read geographical data from CSV files, calculate the shortest path between<text:s/>two points using Dijkstra’s algorithm and generate a KML file to<text:s/>visualize the route.<text:s/></text:p>
        </text:list-item>
        <text:list-item>
          <text:p text:style-name="P73">Overall, the program combines files I/O, graph algorithm<text:s/>and geographical calculations to provide a comprehensive solution for route planning visualization.</text:p>
        </text:list-item>
      </text:list>
      <text:p text:style-name="P74"><text:span text:style-name="T75">SPL</text:span><text:span text:style-name="T76">1</text:span><text:span text:style-name="T77">-</text:span><text:span text:style-name="T78"><text:s/></text:span><text:span text:style-name="T79">IMAGE PROCESSING</text:span><text:span text:style-name="T80"><text:s/></text:span><text:span text:style-name="T81">|<text:s/></text:span><text:span text:style-name="T82">C++</text:span><text:span text:style-name="T83"><text:s/>(</text:span><text:a xlink:href="https://github.com/sajib91/SPL-1-Image-Processing.git" office:target-frame-name="_top" xlink:show="replace"><text:span text:style-name="T84">github</text:span></text:a><text:span text:style-name="T85">)</text:span><text:tab/><text:tab/><text:tab/><text:tab/><text:tab/><text:tab/><text:tab/><text:tab/><text:tab/><text:span text:style-name="T86"><text:s text:c="12"/></text:span>Jan 2025</text:p>
      <text:list text:style-name="LFO2" text:continue-numbering="true">
        <text:list-item>
          <text:p text:style-name="P87">This project highlights<text:s/>image manipulate, including reading, displaying and exporting<text:s/>images.</text:p>
        </text:list-item>
        <text:list-item>
          <text:p text:style-name="P88">The functions include operations like negative, grayscale, brightening, darkening, flipping, smoothing, sharpening,<text:s/>Gaussian blur, Sobel edge detection, angle calculation<text:s/>and histogram equalization.</text:p>
        </text:list-item>
      </text:list>
      <text:p text:style-name="P89">AWARDS</text:p>
      <text:p text:style-name="P90"/>
      <text:p text:style-name="P91"><text:span text:style-name="T92">3</text:span><text:span text:style-name="T93">rd</text:span><text:s/>(Out of<text:s/>500+) at<text:s/>Inter University IT Olympiad<text:s/>(Senior Category)<text:s/><text:span text:style-name="T94"><text:s text:c="59"/></text:span><text:span text:style-name="T95"><text:s text:c="6"/></text:span><text:span text:style-name="T96"><text:s/></text:span>(CSE FEST 2024,<text:s/><text:span text:style-name="T97">EWU</text:span>)</text:p>
      <text:p text:style-name="P98">ACTIVITIES</text:p>
      <text:p text:style-name="P99"/>
      <text:p text:style-name="P100">COMPETITIVE PROGRAMMING</text:p>
      <text:p text:style-name="P101"><text:s text:c="14"/>Solve 200+ problems &amp; participated 50+ contest on<text:s/><text:a xlink:href="https://codeforces.com/profile/Sajib_bhuiyan00" office:target-frame-name="_top" xlink:show="replace"><text:span text:style-name="T102">CODEFORCES</text:span></text:a>,<text:s/><text:a xlink:href="https://leetcode.com/u/sajib_bhuiyan00/" office:target-frame-name="_top" xlink:show="replace"><text:span text:style-name="T103">LEETCODE</text:span></text:a>,<text:s/><text:a xlink:href="https://atcoder.jp/users/Sajib_bhuiyan00" office:target-frame-name="_top" xlink:show="replace"><text:span text:style-name="T104">ATCODER</text:span></text:a>.</text:p>
      <text:list text:style-name="LFO2" text:continue-numbering="true">
        <text:list-item>
          <text:p text:style-name="P105">Have been guiding the students of the first year who are struggling with basic coding and DSA.<text:s/></text:p>
        </text:list-item>
      </text:list>
      <text:p text:style-name="P106">SKILLS</text:p>
      <text:p text:style-name="P107"/>
      <text:p text:style-name="P108"><text:span text:style-name="T109">Language</text:span><text:span text:style-name="T110">:</text:span><text:s/>C, C++, Java,<text:s/>Python.</text:p>
      <text:p text:style-name="P111"><text:span text:style-name="T112">Web Development:</text:span><text:s/>HTML, CSS, JavaScript, PHP</text:p>
      <text:p text:style-name="P113"><text:span text:style-name="T114">Database:</text:span><text:s/>Oracle, SQL, MySQL.</text:p>
      <text:p text:style-name="P115">REFERENCES</text:p>
      <text:p text:style-name="P116"/>
      <text:p text:style-name="P117"><text:span text:style-name="T118">Ahmedul Kabir</text:span><text:tab/><text:tab/><text:tab/><text:tab/><text:tab/><text:tab/><text:tab/><text:span text:style-name="T119">Professor Dr B M Mainul Hossain</text:span></text:p>
      <text:p text:style-name="P120">Associate Professor,<text:s/>IIT<text:tab/><text:tab/><text:tab/><text:tab/><text:tab/><text:tab/><text:tab/>Director &amp; Professor, IIT</text:p>
      <text:p text:style-name="P121">University of Dhaka<text:tab/><text:tab/><text:tab/><text:tab/><text:tab/><text:tab/><text:tab/>University of Dhaka</text:p>
      <text:p text:style-name="P122">Email:<text:s/><text:a xlink:href="mailto:kabir@iit.du.ac.bd" office:target-frame-name="_top" xlink:show="replace"><text:span text:style-name="Hyperlink">kabir@iit.du.ac.bd</text:span></text:a><text:tab/><text:tab/><text:tab/><text:tab/><text:tab/><text:tab/>Email:<text:s/><text:a xlink:href="mailto:mainul@iit.du.ac.bd" office:target-frame-name="_top" xlink:show="replace"><text:span text:style-name="Hyperlink">mainul@iit.du.ac.bd</text:span></text:a></text:p>
      <text:p text:style-name="P123">Phone: +8801875-179981<text:tab/><text:tab/><text:tab/><text:tab/><text:tab/><text:tab/>Phone: +88019-11489984</text:p>
      <text:p text:style-name="P1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Georgia" svg:font-family="Georgia" style:font-family-generic="roman" style:font-pitch="variable" svg:panose-1="2 4 5 2 5 4 5 2 3 3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cghgba" style:display-name="cghgba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oypena" style:display-name="oypena" style:family="text" style:parent-style-name="DefaultParagraphFon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Segoe UI" fo:color="#CCCCCC" fo:font-size="11pt" style:font-size-asian="11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9.2701in" fo:page-height="12.6902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jib Bhuiyan</meta:initial-creator>
    <dc:creator>Sajib Bhuiyan</dc:creator>
    <meta:creation-date>2025-11-17T11:41:00Z</meta:creation-date>
    <dc:date>2025-11-17T11:41:00Z</dc:date>
    <meta:print-date>2025-02-18T18:05:00Z</meta:print-date>
    <meta:template xlink:href="Normal.dotm" xlink:type="simple"/>
    <meta:editing-cycles>3</meta:editing-cycles>
    <meta:editing-duration>PT0S</meta:editing-duration>
    <meta:document-statistic meta:page-count="1" meta:paragraph-count="7" meta:word-count="540" meta:character-count="3614" meta:row-count="25" meta:non-whitespace-character-count="3081"/>
  </office:meta>
</office:document-meta>
</file>